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1-22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0.63" table:style-name="ce1">
            <text:p>10.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0.77" table:style-name="ce1">
            <text:p>1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ola Willers (Sensitive)</meta:initial-creator>
    <dc:creator>Jane Sheppard (Sensitive)</dc:creator>
    <meta:creation-date>2020-10-06T07:37:26Z</meta:creation-date>
    <dc:date>2022-01-05T16:42:09Z</dc:date>
  </office:meta>
</office:document-meta>
</file>